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7cm" svg:stroke-color="#000000" draw:stroke-linejoin="round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solid" svg:stroke-width="0.017cm" svg:stroke-color="#000000" draw:stroke-linejoin="round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17cm" svg:stroke-color="#000000" draw:stroke-linejoin="round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6" style:family="graphic" style:parent-style-name="standard">
      <style:graphic-properties draw:textarea-vertical-align="middle"/>
    </style:style>
    <style:style style:name="gr27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P6" style:family="paragraph">
      <style:paragraph-properties fo:text-align="center"/>
    </style:style>
    <style:style style:name="T1" style:family="text">
      <style:text-properties fo:color="#000000" fo:font-family="Arial" style:font-pitch="variable" fo:font-size="5pt" style:font-size-asian="5pt" style:font-size-complex="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743cm" svg:height="1.363cm" svg:x="9.397cm" svg:y="4.771cm">
          <text:p/>
          <draw:enhanced-geometry svg:viewBox="0 0 1304 648" draw:type="non-primitive" draw:enhanced-path="M 1304 324 C 1304 413 1240 489 1113 553 985 616 832 648 652 648 471 648 318 616 190 553 63 489 0 413 0 324 0 234 63 158 190 94 318 31 471 0 652 0 832 0 985 31 1113 94 1240 158 1304 234 1304 324 L 1304 324 1304 324 Z N"/>
        </draw:custom-shape>
        <draw:custom-shape draw:style-name="gr2" draw:text-style-name="P3" draw:layer="layout" svg:width="1.985cm" svg:height="0.423cm" svg:x="9.776cm" svg:y="5.236cm">
          <text:list text:style-name="L1">
            <text:list-header>
              <text:p text:style-name="P2"><text:span text:style-name="T1">etat 0-1</text:span></text:p>
              <text:p text:style-name="P2"><text:span text:style-name="T1">moteur avant le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026cm" svg:height="0.001cm" svg:x="5.371cm" svg:y="5.45cm">
          <text:p/>
          <draw:enhanced-geometry svg:viewBox="0 0 1912 0" draw:type="non-primitive" draw:enhanced-path="M 0 0 L 1912 0 N"/>
        </draw:custom-shape>
        <draw:custom-shape draw:style-name="gr4" draw:text-style-name="P1" draw:layer="layout" svg:width="0.238cm" svg:height="0.233cm" svg:x="9.159cm" svg:y="5.336cm">
          <text:p/>
          <draw:enhanced-geometry svg:viewBox="0 0 112 112" draw:type="non-primitive" draw:enhanced-path="M 112 56 L 0 112 0 0 112 56 112 56 Z N"/>
        </draw:custom-shape>
        <draw:custom-shape draw:style-name="gr5" draw:text-style-name="P5" draw:layer="layout" svg:width="2.642cm" svg:height="0.212cm" svg:x="6.332cm" svg:y="5.181cm">
          <text:list text:style-name="L1">
            <text:list-header>
              <text:p text:style-name="P4"><text:span text:style-name="T1">appuis bouton calib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748cm" svg:height="2.377cm" svg:x="15.46cm" svg:y="4.264cm">
          <text:p/>
          <draw:enhanced-geometry svg:viewBox="0 0 1304 1128" draw:type="non-primitive" draw:enhanced-path="M 1304 564 C 1304 719 1240 852 1113 962 985 1072 832 1128 652 1128 471 1128 318 1072 190 962 63 852 0 719 0 564 0 408 63 275 190 165 318 55 471 0 652 0 832 0 985 55 1113 165 1240 275 1304 408 1304 564 L 1304 564 1304 564 Z N"/>
        </draw:custom-shape>
        <draw:custom-shape draw:style-name="gr6" draw:text-style-name="P3" draw:layer="layout" svg:width="1.984cm" svg:height="1.056cm" svg:x="15.84cm" svg:y="4.918cm">
          <text:list text:style-name="L1">
            <text:list-header>
              <text:p text:style-name="P2"><text:span text:style-name="T1">etat 0-2</text:span></text:p>
              <text:p text:style-name="P2"><text:span text:style-name="T1">arrêt moteur</text:span></text:p>
              <text:p text:style-name="P2"><text:span text:style-name="T1">stockage valeur max compteur de tour puis moteur en arrière le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32cm" svg:height="0.001cm" svg:x="12.14cm" svg:y="5.45cm">
          <text:p/>
          <draw:enhanced-geometry svg:viewBox="0 0 1576 0" draw:type="non-primitive" draw:enhanced-path="M 0 0 L 1576 0 N"/>
        </draw:custom-shape>
        <draw:custom-shape draw:style-name="gr4" draw:text-style-name="P1" draw:layer="layout" svg:width="0.238cm" svg:height="0.233cm" svg:x="15.222cm" svg:y="5.336cm">
          <text:p/>
          <draw:enhanced-geometry svg:viewBox="0 0 112 112" draw:type="non-primitive" draw:enhanced-path="M 112 56 L 0 112 0 0 112 56 112 56 Z N"/>
        </draw:custom-shape>
        <draw:custom-shape draw:style-name="gr7" draw:text-style-name="P5" draw:layer="layout" svg:width="2.611cm" svg:height="0.212cm" svg:x="12.444cm" svg:y="5.181cm">
          <text:list text:style-name="L1">
            <text:list-header>
              <text:p text:style-name="P4"><text:span text:style-name="T1">appuis bouton calib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77cm" svg:height="0.001cm" svg:x="18.208cm" svg:y="5.45cm">
          <text:p/>
          <draw:enhanced-geometry svg:viewBox="0 0 1792 0" draw:type="non-primitive" draw:enhanced-path="M 0 0 L 1792 0 N"/>
        </draw:custom-shape>
        <draw:custom-shape draw:style-name="gr4" draw:text-style-name="P1" draw:layer="layout" svg:width="0.234cm" svg:height="0.233cm" svg:x="21.744cm" svg:y="5.336cm">
          <text:p/>
          <draw:enhanced-geometry svg:viewBox="0 0 112 112" draw:type="non-primitive" draw:enhanced-path="M 112 56 L 0 112 0 0 112 56 112 56 Z N"/>
        </draw:custom-shape>
        <draw:custom-shape draw:style-name="gr8" draw:text-style-name="P5" draw:layer="layout" svg:width="2.61cm" svg:height="0.212cm" svg:x="18.477cm" svg:y="5.181cm">
          <text:list text:style-name="L1">
            <text:list-header>
              <text:p text:style-name="P4"><text:span text:style-name="T1">appuis bouton calib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1.144cm" svg:height="1.605cm" svg:x="4cm" svg:y="3.845cm">
          <text:p/>
          <draw:enhanced-geometry svg:viewBox="0 0 10044 764" draw:type="non-primitive" draw:enhanced-path="M 9844 764 L 9964 764 C 10017 764 10044 737 10044 684 L 10044 80 C 10044 26 10017 0 9964 0 L 80 0 C 26 0 0 26 0 80 L 0 440 N"/>
        </draw:custom-shape>
        <draw:custom-shape draw:style-name="gr4" draw:text-style-name="P1" draw:layer="layout" svg:width="0.233cm" svg:height="0.238cm" svg:x="3.881cm" svg:y="4.533cm">
          <text:p/>
          <draw:enhanced-geometry svg:viewBox="0 0 112 112" draw:type="non-primitive" draw:enhanced-path="M 56 112 L 0 0 112 0 56 112 56 112 Z N"/>
        </draw:custom-shape>
        <draw:custom-shape draw:style-name="gr9" draw:text-style-name="P5" draw:layer="layout" svg:width="2.61cm" svg:height="0.212cm" svg:x="12.934cm" svg:y="3.541cm">
          <text:list text:style-name="L1">
            <text:list-header>
              <text:p text:style-name="P4"><text:span text:style-name="T1">appuis bouton calib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747cm" svg:height="2.377cm" svg:x="21.978cm" svg:y="4.264cm">
          <text:p/>
          <draw:enhanced-geometry svg:viewBox="0 0 1304 1128" draw:type="non-primitive" draw:enhanced-path="M 1304 564 C 1304 719 1240 852 1113 962 985 1072 832 1128 652 1128 471 1128 318 1072 190 962 63 852 0 719 0 564 0 408 63 275 190 165 318 55 471 0 652 0 832 0 985 55 1113 165 1240 275 1304 408 1304 564 L 1304 564 1304 564 Z N"/>
        </draw:custom-shape>
        <draw:custom-shape draw:style-name="gr10" draw:text-style-name="P3" draw:layer="layout" svg:width="1.989cm" svg:height="1.267cm" svg:x="22.357cm" svg:y="4.812cm">
          <text:list text:style-name="L1">
            <text:list-header>
              <text:p text:style-name="P2"><text:span text:style-name="T1">etat 0-2</text:span></text:p>
              <text:p text:style-name="P2"><text:span text:style-name="T1">arrêt moteur</text:span></text:p>
              <text:p text:style-name="P2"><text:span text:style-name="T1">stockage valeur min compteur de tour</text:span></text:p>
              <text:p text:style-name="P2"><text:span text:style-name="T1">calibration auto min/max joyst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747cm" svg:height="1.363cm" svg:x="2.624cm" svg:y="4.771cm">
          <text:p/>
          <draw:enhanced-geometry svg:viewBox="0 0 1304 648" draw:type="non-primitive" draw:enhanced-path="M 1304 324 C 1304 413 1240 489 1113 553 985 616 832 648 652 648 471 648 318 616 190 553 63 489 0 413 0 324 0 234 63 158 190 94 318 31 471 0 652 0 832 0 985 31 1113 94 1240 158 1304 234 1304 324 L 1304 324 1304 324 Z N"/>
        </draw:custom-shape>
        <draw:custom-shape draw:style-name="gr11" draw:text-style-name="P3" draw:layer="layout" svg:width="1.985cm" svg:height="0.634cm" svg:x="3.007cm" svg:y="5.131cm">
          <text:list text:style-name="L1">
            <text:list-header>
              <text:p text:style-name="P2"><text:span text:style-name="T1">etat 0-0</text:span></text:p>
              <text:p text:style-name="P2"><text:span text:style-name="T1">initialisation</text:span></text:p>
              <text:p text:style-name="P2"><text:span text:style-name="T1">moteur arrêt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001cm" svg:height="1.76cm" svg:x="4cm" svg:y="8.74cm">
          <text:p/>
          <draw:enhanced-geometry svg:viewBox="0 0 0 836" draw:type="non-primitive" draw:enhanced-path="M 0 0 L 0 836 N"/>
        </draw:custom-shape>
        <draw:custom-shape draw:style-name="gr4" draw:text-style-name="P1" draw:layer="layout" svg:width="0.233cm" svg:height="0.234cm" svg:x="3.881cm" svg:y="10.266cm">
          <text:p/>
          <draw:enhanced-geometry svg:viewBox="0 0 112 112" draw:type="non-primitive" draw:enhanced-path="M 56 112 L 0 0 112 0 56 112 56 112 Z N"/>
        </draw:custom-shape>
        <draw:custom-shape draw:style-name="gr12" draw:text-style-name="P5" draw:layer="layout" svg:width="2.491cm" svg:height="0.212cm" svg:x="4cm" svg:y="6.465cm">
          <text:list text:style-name="L1">
            <text:list-header>
              <text:p text:style-name="P4"><text:span text:style-name="T1">5 secondes écoulé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001cm" svg:height="2.315cm" svg:x="1.623cm" svg:y="3.135cm">
          <text:p/>
          <draw:enhanced-geometry svg:viewBox="0 0 476 1100" draw:type="non-primitive" draw:enhanced-path="M 0 0 L 0 1020 C 0 1073 26 1100 80 1100 L 476 1100 N"/>
        </draw:custom-shape>
        <draw:custom-shape draw:style-name="gr4" draw:text-style-name="P1" draw:layer="layout" svg:width="0.234cm" svg:height="0.233cm" svg:x="2.39cm" svg:y="5.336cm">
          <text:p/>
          <draw:enhanced-geometry svg:viewBox="0 0 112 112" draw:type="non-primitive" draw:enhanced-path="M 112 56 L 0 112 0 0 112 56 112 56 Z N"/>
        </draw:custom-shape>
        <draw:custom-shape draw:style-name="gr1" draw:text-style-name="P1" draw:layer="layout" svg:width="2.743cm" svg:height="1.362cm" svg:x="0.251cm" svg:y="1.773cm">
          <text:p/>
          <draw:enhanced-geometry svg:viewBox="0 0 1304 648" draw:type="non-primitive" draw:enhanced-path="M 1304 324 C 1304 413 1240 489 1113 553 985 616 832 648 652 648 471 648 318 616 190 553 63 489 0 413 0 324 0 234 63 158 190 94 318 31 471 0 652 0 832 0 985 31 1113 94 1240 158 1304 234 1304 324 L 1304 324 1304 324 Z N"/>
        </draw:custom-shape>
        <draw:custom-shape draw:style-name="gr13" draw:text-style-name="P3" draw:layer="layout" svg:width="1.984cm" svg:height="0.212cm" svg:x="0.631cm" svg:y="2.346cm">
          <text:list text:style-name="L1">
            <text:list-header>
              <text:p text:style-name="P2"><text:span text:style-name="T1">Ete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3.06cm" svg:height="1.927cm" svg:x="7.007cm" svg:y="6.963cm">
          <text:p/>
          <draw:enhanced-geometry svg:viewBox="0 0 1452 916" draw:type="non-primitive" draw:enhanced-path="M 1452 458 C 1452 584 1381 692 1239 781 1097 871 926 916 726 916 525 916 354 871 212 781 70 692 0 584 0 458 0 331 70 223 212 134 354 44 525 0 726 0 926 0 1097 44 1239 134 1381 223 1452 331 1452 458 L 1452 458 1452 458 Z N"/>
        </draw:custom-shape>
        <draw:custom-shape draw:style-name="gr14" draw:text-style-name="P3" draw:layer="layout" svg:width="2.214cm" svg:height="1.056cm" svg:x="7.43cm" svg:y="7.392cm">
          <text:list text:style-name="L1">
            <text:list-header>
              <text:p text:style-name="P2"><text:span text:style-name="T1">etat 2-0</text:span></text:p>
              <text:p text:style-name="P2"><text:span text:style-name="T1">moteur avant lente jusqu’à fin de course</text:span></text:p>
              <text:p text:style-name="P2"><text:span text:style-name="T1">moteur arrière lente jusqu’à fin de cour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927cm" svg:height="0.001cm" svg:x="5.08cm" svg:y="7.924cm">
          <text:p/>
          <draw:enhanced-geometry svg:viewBox="0 0 915 0" draw:type="non-primitive" draw:enhanced-path="M 0 0 L 377 0 C 431 0 457 0 457 0 L 457 0 C 457 0 484 0 537 0 L 915 0 N"/>
        </draw:custom-shape>
        <draw:custom-shape draw:style-name="gr4" draw:text-style-name="P1" draw:layer="layout" svg:width="0.234cm" svg:height="0.233cm" svg:x="6.773cm" svg:y="7.81cm">
          <text:p/>
          <draw:enhanced-geometry svg:viewBox="0 0 112 112" draw:type="non-primitive" draw:enhanced-path="M 112 56 L 0 112 0 0 112 56 112 56 Z N"/>
        </draw:custom-shape>
        <draw:custom-shape draw:style-name="gr1" draw:text-style-name="P1" draw:layer="layout" svg:width="2.165cm" svg:height="1.632cm" svg:x="2.915cm" svg:y="7.108cm">
          <text:p/>
          <draw:enhanced-geometry svg:viewBox="0 0 1029 774" draw:type="non-primitive" draw:enhanced-path="M 514 774 L 0 387 514 0 1029 387 514 774 514 774 514 774 Z N"/>
        </draw:custom-shape>
        <draw:custom-shape draw:style-name="gr15" draw:text-style-name="P3" draw:layer="layout" svg:width="1.318cm" svg:height="0.212cm" svg:x="3.334cm" svg:y="7.82cm">
          <text:list text:style-name="L1">
            <text:list-header>
              <text:p text:style-name="P2"><text:span text:style-name="T1">Debug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001cm" svg:height="0.974cm" svg:x="4cm" svg:y="6.134cm">
          <text:p/>
          <draw:enhanced-geometry svg:viewBox="0 0 0 463" draw:type="non-primitive" draw:enhanced-path="M 0 0 L 0 151 C 0 204 0 231 0 231 L 0 231 C 0 231 0 258 0 311 L 0 463 N"/>
        </draw:custom-shape>
        <draw:custom-shape draw:style-name="gr4" draw:text-style-name="P1" draw:layer="layout" svg:width="0.233cm" svg:height="0.233cm" svg:x="3.881cm" svg:y="6.875cm">
          <text:p/>
          <draw:enhanced-geometry svg:viewBox="0 0 112 112" draw:type="non-primitive" draw:enhanced-path="M 56 112 L 0 0 112 0 56 112 56 112 Z N"/>
        </draw:custom-shape>
        <draw:custom-shape draw:style-name="gr16" draw:text-style-name="P5" draw:layer="layout" svg:width="0.569cm" svg:height="0.212cm" svg:x="5.627cm" svg:y="7.66cm">
          <text:list text:style-name="L1">
            <text:list-header>
              <text:p text:style-name="P4"><text:span text:style-name="T1">o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0.568cm" svg:height="0.212cm" svg:x="4cm" svg:y="9.04cm">
          <text:list text:style-name="L1">
            <text:list-header>
              <text:p text:style-name="P4"><text:span text:style-name="T1">n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5.406cm" svg:height="3.391cm" svg:x="5.08cm" svg:y="7.924cm">
          <text:p/>
          <draw:enhanced-geometry svg:viewBox="0 0 2567 1610" draw:type="non-primitive" draw:enhanced-path="M 2367 0 L 2487 0 C 2540 0 2567 26 2567 80 L 2567 1530 C 2567 1584 2540 1610 2487 1610 L 0 1610 N"/>
        </draw:custom-shape>
        <draw:custom-shape draw:style-name="gr4" draw:text-style-name="P1" draw:layer="layout" svg:width="0.238cm" svg:height="0.233cm" svg:x="5.08cm" svg:y="11.201cm">
          <text:p/>
          <draw:enhanced-geometry svg:viewBox="0 0 112 112" draw:type="non-primitive" draw:enhanced-path="M 0 56 L 112 0 112 112 0 56 0 56 Z N"/>
        </draw:custom-shape>
        <draw:custom-shape draw:style-name="gr18" draw:text-style-name="P5" draw:layer="layout" svg:width="2.606cm" svg:height="0.212cm" svg:x="11.368cm" svg:y="12.343cm">
          <text:list text:style-name="L1">
            <text:list-header>
              <text:p text:style-name="P4"><text:span text:style-name="T1">Joystick sort du neut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5cm" svg:height="1.631cm" svg:x="2.915cm" svg:y="10.5cm">
          <text:p/>
          <draw:enhanced-geometry svg:viewBox="0 0 1029 774" draw:type="non-primitive" draw:enhanced-path="M 514 774 L 0 387 514 0 1029 387 514 774 514 774 514 774 Z N"/>
        </draw:custom-shape>
        <draw:custom-shape draw:style-name="gr19" draw:text-style-name="P3" draw:layer="layout" svg:width="1.318cm" svg:height="0.212cm" svg:x="3.334cm" svg:y="11.211cm">
          <text:list text:style-name="L1">
            <text:list-header>
              <text:p text:style-name="P2"><text:span text:style-name="T1">config joyst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5" draw:layer="layout" svg:width="2.606cm" svg:height="0.212cm" svg:x="5.243cm" svg:y="12.343cm">
          <text:list text:style-name="L1">
            <text:list-header>
              <text:p text:style-name="P4"><text:span text:style-name="T1">proportionne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5" draw:layer="layout" svg:width="2.61cm" svg:height="0.212cm" svg:x="4.066cm" svg:y="13.273cm">
          <text:list text:style-name="L1">
            <text:list-header>
              <text:p text:style-name="P4"><text:span text:style-name="T1">impulsionne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458cm" svg:height="0.565cm" svg:x="4cm" svg:y="12.131cm">
          <text:p/>
          <draw:enhanced-geometry svg:viewBox="0 0 2118 267" draw:type="non-primitive" draw:enhanced-path="M 0 0 L 0 187 C 0 241 26 267 80 267 L 2118 267 N"/>
        </draw:custom-shape>
        <draw:custom-shape draw:style-name="gr4" draw:text-style-name="P1" draw:layer="layout" svg:width="0.238cm" svg:height="0.238cm" svg:x="8.22cm" svg:y="12.577cm">
          <text:p/>
          <draw:enhanced-geometry svg:viewBox="0 0 112 112" draw:type="non-primitive" draw:enhanced-path="M 112 56 L 0 112 0 0 112 56 112 56 Z N"/>
        </draw:custom-shape>
        <draw:custom-shape draw:style-name="gr3" draw:text-style-name="P1" draw:layer="layout" svg:width="0.001cm" svg:height="1.91cm" svg:x="4cm" svg:y="12.131cm">
          <text:p/>
          <draw:enhanced-geometry svg:viewBox="0 0 0 905" draw:type="non-primitive" draw:enhanced-path="M 0 0 L 0 372 C 0 426 0 452 0 452 L 0 452 C 0 452 0 479 0 532 L 0 905 N"/>
        </draw:custom-shape>
        <draw:custom-shape draw:style-name="gr4" draw:text-style-name="P1" draw:layer="layout" svg:width="0.233cm" svg:height="0.239cm" svg:x="3.881cm" svg:y="13.802cm">
          <text:p/>
          <draw:enhanced-geometry svg:viewBox="0 0 112 112" draw:type="non-primitive" draw:enhanced-path="M 56 112 L 0 0 112 0 56 112 56 112 Z N"/>
        </draw:custom-shape>
        <draw:custom-shape draw:style-name="gr1" draw:text-style-name="P1" draw:layer="layout" svg:width="3.285cm" svg:height="2.813cm" svg:x="2.355cm" svg:y="14.041cm">
          <text:p/>
          <draw:enhanced-geometry svg:viewBox="0 0 1561 1336" draw:type="non-primitive" draw:enhanced-path="M 1561 668 C 1561 852 1484 1009 1332 1140 1180 1270 996 1336 780 1336 564 1336 381 1270 228 1140 76 1009 0 852 0 668 0 483 76 326 228 195 381 65 564 0 780 0 996 0 1180 65 1332 195 1484 326 1561 483 1561 668 L 1561 668 1561 668 Z N"/>
        </draw:custom-shape>
        <draw:custom-shape draw:style-name="gr22" draw:text-style-name="P3" draw:layer="layout" svg:width="2.377cm" svg:height="0.845cm" svg:x="2.809cm" svg:y="15.016cm">
          <text:list text:style-name="L1">
            <text:list-header>
              <text:p text:style-name="P2"><text:span text:style-name="T1">etat 1-2</text:span></text:p>
              <text:p text:style-name="P2"><text:span text:style-name="T1">moteur commandé par impulsions et rampe temporel d’accélé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747cm" svg:height="1.367cm" svg:x="8.458cm" svg:y="12.012cm">
          <text:p/>
          <draw:enhanced-geometry svg:viewBox="0 0 1304 648" draw:type="non-primitive" draw:enhanced-path="M 1304 324 C 1304 413 1240 489 1113 553 985 616 832 648 652 648 471 648 318 616 190 553 63 489 0 413 0 324 0 234 63 158 190 94 318 31 471 0 652 0 832 0 985 31 1113 94 1240 158 1304 234 1304 324 L 1304 324 1304 324 Z N"/>
        </draw:custom-shape>
        <draw:custom-shape draw:style-name="gr23" draw:text-style-name="P3" draw:layer="layout" svg:width="1.984cm" svg:height="0.634cm" svg:x="8.837cm" svg:y="12.376cm">
          <text:list text:style-name="L1">
            <text:list-header>
              <text:p text:style-name="P2"><text:span text:style-name="T1">etat 1-0</text:span></text:p>
              <text:p text:style-name="P2"><text:span text:style-name="T1">moteur arrêté</text:span></text:p>
              <text:p text:style-name="P2"><text:span text:style-name="T1">en atte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928cm" svg:height="2.333cm" svg:x="14.239cm" svg:y="11.531cm">
          <text:p/>
          <draw:enhanced-geometry svg:viewBox="0 0 1390 1108" draw:type="non-primitive" draw:enhanced-path="M 1390 554 C 1390 706 1322 837 1186 945 1050 1053 886 1108 695 1108 503 1108 339 1053 203 945 67 837 0 706 0 554 0 401 67 270 203 162 339 54 503 0 695 0 886 0 1050 54 1186 162 1322 270 1390 401 1390 554 L 1390 554 1390 554 Z N"/>
        </draw:custom-shape>
        <draw:custom-shape draw:style-name="gr24" draw:text-style-name="P3" draw:layer="layout" svg:width="2.116cm" svg:height="1.056cm" svg:x="14.645cm" svg:y="12.163cm">
          <text:list text:style-name="L1">
            <text:list-header>
              <text:p text:style-name="P2"><text:span text:style-name="T1">etat 1-1</text:span></text:p>
              <text:p text:style-name="P2"><text:span text:style-name="T1">moteur proportionnel au déplacement du manche dans les limites de course établi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034cm" svg:height="0.001cm" svg:x="11.205cm" svg:y="12.696cm">
          <text:p/>
          <draw:enhanced-geometry svg:viewBox="0 0 1442 0" draw:type="non-primitive" draw:enhanced-path="M 0 0 L 1442 0 N"/>
        </draw:custom-shape>
        <draw:custom-shape draw:style-name="gr4" draw:text-style-name="P1" draw:layer="layout" svg:width="0.234cm" svg:height="0.238cm" svg:x="14.005cm" svg:y="12.577cm">
          <text:p/>
          <draw:enhanced-geometry svg:viewBox="0 0 112 112" draw:type="non-primitive" draw:enhanced-path="M 112 56 L 0 112 0 0 112 56 112 56 Z N"/>
        </draw:custom-shape>
        <draw:custom-shape draw:style-name="gr3" draw:text-style-name="P1" draw:layer="layout" svg:width="5.874cm" svg:height="0.904cm" svg:x="9.829cm" svg:y="13.379cm">
          <text:p/>
          <draw:enhanced-geometry svg:viewBox="0 0 2789 430" draw:type="non-primitive" draw:enhanced-path="M 2789 230 L 2789 350 C 2789 403 2762 430 2709 430 L 80 430 C 26 430 0 403 0 350 L 0 0 N"/>
        </draw:custom-shape>
        <draw:custom-shape draw:style-name="gr4" draw:text-style-name="P1" draw:layer="layout" svg:width="0.238cm" svg:height="0.234cm" svg:x="9.71cm" svg:y="13.379cm">
          <text:p/>
          <draw:enhanced-geometry svg:viewBox="0 0 112 112" draw:type="non-primitive" draw:enhanced-path="M 56 0 L 112 112 0 112 56 0 56 0 Z N"/>
        </draw:custom-shape>
        <draw:custom-shape draw:style-name="gr25" draw:text-style-name="P5" draw:layer="layout" svg:width="2.606cm" svg:height="0.212cm" svg:x="11.205cm" svg:y="13.864cm">
          <text:list text:style-name="L1">
            <text:list-header>
              <text:p text:style-name="P4"><text:span text:style-name="T1">Joystick au neut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063cm" svg:height="1.826cm" svg:x="4cm" svg:y="15.447cm">
          <text:p/>
          <draw:enhanced-geometry svg:viewBox="0 0 980 868" draw:type="non-primitive" draw:enhanced-path="M 0 668 L 0 788 C 0 841 26 868 80 868 L 900 868 C 953 868 980 841 980 788 L 980 80 C 980 26 953 0 900 0 L 780 0 N"/>
        </draw:custom-shape>
        <draw:custom-shape draw:style-name="gr4" draw:text-style-name="P1" draw:layer="layout" svg:width="0.238cm" svg:height="0.234cm" svg:x="5.64cm" svg:y="15.328cm">
          <text:p/>
          <draw:enhanced-geometry svg:viewBox="0 0 112 112" draw:type="non-primitive" draw:enhanced-path="M 0 56 L 112 0 112 112 0 56 0 56 Z N"/>
        </draw:custom-shape>
        <draw:rect draw:style-name="gr26" draw:layer="layout" svg:width="11.6cm" svg:height="1.6cm" svg:x="7cm" svg:y="0.6cm">
          <text:p text:style-name="P6">Synoptique de fonctionnement v0.2</text:p>
        </draw:rect>
        <presentation:notes draw:style-name="dp2">
          <draw:page-thumbnail draw:style-name="gr27" draw:layer="layout" svg:width="7.142cm" svg:height="9.524cm" svg:x="5.953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4-06-05T22:12:58.85</dc:date>
    <meta:editing-duration>P2171DT9H36M1S</meta:editing-duration>
    <meta:generator>OpenOffice/4.1.0$Win32 OpenOffice.org_project/410m18$Build-9764</meta:generator>
    <meta:editing-cycles>5</meta:editing-cycles>
    <meta:document-statistic meta:object-count="81"/>
    <meta:user-defined meta:name="Version" meta:value-type="float">1</meta:user-defined>
  </office:meta>
</office:document-meta>
</file>